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89.68mm"/>
    </style:style>
    <style:style style:name="co8" style:family="table-column">
      <style:table-column-properties fo:break-before="auto" style:column-width="62.18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58.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1004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56.167" calcext:value-type="float">
            <text:p>756,167</text:p>
          </table:table-cell>
          <table:table-cell office:value-type="float" office:value="0" calcext:value-type="float">
            <text:p>0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286.112" calcext:value-type="float">
            <text:p>286,11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92.072710280374" calcext:value-type="float">
            <text:p>492,0727102804</text:p>
          </table:table-cell>
          <table:table-cell table:formula="of:=([.P30]+[.D30])/[.B30]" office:value-type="float" office:value="20.9406230529595" calcext:value-type="float">
            <text:p>20,940623053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199.203551401869" calcext:value-type="float">
            <text:p>199,20355140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ulating entire 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4" table:default-cell-style-name="Default"/>
        <table:table-column table:style-name="co1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6" table:default-cell-style-name="ce8"/>
        <table:table-column table:style-name="co6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3:53:29.48589798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04T12:04:45.604882060</dc:date>
    <meta:editing-duration>P3DT4H27M30S</meta:editing-duration>
    <meta:editing-cycles>125</meta:editing-cycles>
    <meta:generator>LibreOffice/5.1.6.2$Linux_X86_64 LibreOffice_project/10m0$Build-2</meta:generator>
    <meta:document-statistic meta:table-count="3" meta:cell-count="2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21cm" svg:width="13.198cm" svg:height="8.639cm">
          <chartooo:coordinate-region svg:x="3.332cm" svg:y="1.321cm" svg:width="10.219cm" svg:height="3.625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